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asiphaé 25/05/2015</text:p>
      <text:p text:style-name="P2"/>
      <text:p text:style-name="P2"/>
      <text:p text:style-name="P2">Participants : Pôles Scénario (-Moos) / Développement</text:p>
      <text:p text:style-name="P2"/>
      <text:p text:style-name="P2">Objectifs : Clarification des idées existantes, résolution des problématiques laissées en suspens, prévisions sur le travail en bipôle à venir, analyse du fascicule de Moos.</text:p>
      <text:p text:style-name="P2"/>
      <text:p text:style-name="P2">Pasiphaé : Exploration+, Aventure+, Survival-, Horreur-</text:p>
      <text:p text:style-name="P2"/>
      <text:p text:style-name="P2">Personnage : Débrouillard, rusé, centré sur sa propre survie, masculin sans être « musclor ». <text:s/>Traits plus définis.</text:p>
      <text:p text:style-name="P2"/>
      <text:p text:style-name="P2">Fascicule Moos : </text:p>
      <text:list xml:id="list291448617582369943" text:style-name="L1">
        <text:list-item>
          <text:list>
            <text:list-item>
              <text:p text:style-name="P3">les typologies Anthracyte Games et Pasiphaé.</text:p>
            </text:list-item>
            <text:list-item>
              <text:p text:style-name="P3">Logos OK.</text:p>
            </text:list-item>
            <text:list-item>
              <text:p text:style-name="P3">Interface : Indicateur d'éclipse et PV trop volumineuses et non immersives, repenser la jauge de PV par des indicateurs (icônes pour les parties du corps lésées), Map pas toujours présente et plus grande. Éléments d'information sur la map ? Notion de slow-travel plutôt que des transitions brusques. Sorties de tableau multiple via des tooltips et des animations sympathiques.</text:p>
            </text:list-item>
          </text:list>
        </text:list-item>
      </text:list>
      <text:p text:style-name="P2"/>
      <text:p text:style-name="P2">Mort : Permanente ou retour à la vie avec malus (type membre arraché) dans la même zone.</text:p>
      <text:p text:style-name="P2"/>
      <text:p text:style-name="P2">Trame scénaristique : Chaque axe scénaristique (cube ; bloc) est un fragment d'une histoire dans un certain espace de temps. Chaque histoire est divisée en 4 fragments successifs, et les transitions entre les histoires sont possibles, en condamnant l'histoire actu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xospector </meta:initial-creator>
    <meta:creation-date>2015-05-25T18:33:23.25</meta:creation-date>
    <dc:date>2015-05-25T21:57:10.19</dc:date>
    <dc:creator>Exospector </dc:creator>
    <meta:editing-duration>PT3H23M46S</meta:editing-duration>
    <meta:editing-cycles>6</meta:editing-cycles>
    <meta:generator>OpenOffice/4.1.1$Win32 OpenOffice.org_project/411m6$Build-9775</meta:generator>
    <meta:document-statistic meta:table-count="0" meta:image-count="0" meta:object-count="0" meta:page-count="1" meta:paragraph-count="11" meta:word-count="189" meta:character-count="1235"/>
  </office:meta>
</office:document-meta>
</file>